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DejaVu Sans1" svg:font-family="'DejaVu Sans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Contents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10e9bd" officeooo:paragraph-rsid="0010e9bd" style:font-size-asian="10pt" style:font-style-asian="normal" style:font-size-complex="10pt" style:font-style-complex="normal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120331" officeooo:paragraph-rsid="0010e9bd" style:font-size-asian="10pt" style:font-style-asian="normal" style:font-size-complex="10pt" style:font-style-complex="normal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120331" officeooo:paragraph-rsid="00120331" style:font-size-asian="10pt" style:font-style-asian="normal" style:font-size-complex="10pt" style:font-style-complex="normal"/>
    </style:style>
    <style:style style:name="P5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1279b6" officeooo:paragraph-rsid="001279b6" style:font-size-asian="10pt" style:font-style-asian="normal" style:font-size-complex="10pt" style:font-style-complex="normal"/>
    </style:style>
    <style:style style:name="P6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1526e4" officeooo:paragraph-rsid="001526e4" style:font-size-asian="10pt" style:font-style-asian="normal" style:font-size-complex="10pt" style:font-style-complex="normal"/>
    </style:style>
    <style:style style:name="P7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15753a" officeooo:paragraph-rsid="0015753a" style:font-size-asian="10pt" style:font-style-asian="normal" style:font-size-complex="10pt" style:font-style-complex="normal"/>
    </style:style>
    <style:style style:name="P8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style:font-name="Roboto" fo:font-size="10pt" fo:font-style="normal" officeooo:paragraph-rsid="000e5f83" style:font-size-asian="10pt" style:font-style-asian="normal" style:font-size-complex="10pt" style:font-style-complex="normal"/>
    </style:style>
    <style:style style:name="P9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style:font-name="Roboto" fo:font-size="10pt" fo:font-style="normal" officeooo:paragraph-rsid="0010e9bd" style:font-size-asian="10pt" style:font-style-asian="normal" style:font-size-complex="10pt" style:font-style-complex="normal"/>
    </style:style>
    <style:style style:name="P10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style:font-name="Roboto" fo:font-size="10pt" fo:font-style="normal" officeooo:rsid="0010e9bd" officeooo:paragraph-rsid="0010e9bd" style:font-size-asian="10pt" style:font-style-asian="normal" style:font-size-complex="10pt" style:font-style-complex="normal"/>
    </style:style>
    <style:style style:name="P11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style:font-name="Roboto" fo:font-size="10pt" fo:font-style="normal" officeooo:rsid="001279b6" officeooo:paragraph-rsid="001279b6" style:font-size-asian="10pt" style:font-style-asian="normal" style:font-size-complex="10pt" style:font-style-complex="normal"/>
    </style:style>
    <style:style style:name="P12" style:family="paragraph" style:parent-style-name="Preformatted_20_Text">
      <loext:graphic-properties draw:fill="none" draw:fill-color="#ffffff"/>
      <style:paragraph-properties fo:margin-left="0in" fo:margin-right="0in" fo:text-align="start" style:justify-single-word="false" fo:text-indent="0in" style:auto-text-indent="false" fo:break-before="page" fo:background-color="transparent" fo:padding="0in" fo:border="none"/>
      <style:text-properties fo:color="#000000" style:font-name="Roboto" fo:font-size="10pt" fo:font-style="normal" officeooo:rsid="001526e4" officeooo:paragraph-rsid="001526e4" style:font-size-asian="10pt" style:font-style-asian="normal" style:font-size-complex="10pt" style:font-style-complex="normal"/>
    </style:style>
    <style:style style:name="P13" style:family="paragraph" style:parent-style-name="Preformatted_20_Text">
      <style:text-properties style:font-name="Roboto" fo:font-size="10pt" fo:font-style="normal" style:font-size-asian="10pt" style:font-style-asian="normal" style:font-size-complex="10pt" style:font-style-complex="normal"/>
    </style:style>
    <style:style style:name="P14" style:family="paragraph" style:parent-style-name="Preformatted_20_Text">
      <style:text-properties style:font-name="Roboto" fo:font-size="10pt" fo:font-style="normal" officeooo:rsid="0010e9bd" style:font-size-asian="10pt" style:font-style-asian="normal" style:font-size-complex="10pt" style:font-style-complex="normal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Roboto" fo:font-size="10pt" fo:font-style="normal" style:font-size-asian="10pt" style:font-style-asian="normal" style:font-size-complex="10pt" style:font-style-complex="normal"/>
    </style:style>
    <style:style style:name="P16" style:family="paragraph" style:parent-style-name="Preformatted_20_Text">
      <style:paragraph-properties fo:margin-top="0in" fo:margin-bottom="0.1965in" loext:contextual-spacing="false" style:writing-mode="lr-tb"/>
      <style:text-properties style:font-name="Roboto" fo:font-size="10pt" fo:font-style="normal" style:font-size-asian="10pt" style:font-style-asian="normal" style:font-size-complex="10pt" style:font-style-complex="normal"/>
    </style:style>
    <style:style style:name="P17" style:family="paragraph" style:parent-style-name="Preformatted_20_Text">
      <style:paragraph-properties style:writing-mode="lr-tb"/>
      <style:text-properties style:font-name="Roboto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fo:font-weight="normal" officeooo:rsid="000c36bb" officeooo:paragraph-rsid="000c36bb" style:font-size-asian="10pt" style:font-style-asian="normal" style:font-weight-asian="normal" style:font-size-complex="10pt" style:font-style-complex="normal"/>
    </style:style>
    <style:style style:name="P19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fo:font-weight="normal" officeooo:paragraph-rsid="000c36bb" style:font-size-asian="10pt" style:font-style-asian="normal" style:font-weight-asian="normal" style:font-size-complex="10pt" style:font-style-complex="normal"/>
    </style:style>
    <style:style style:name="P20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paragraph-rsid="000c36bb" style:font-size-asian="10pt" style:font-style-asian="normal" style:font-size-complex="10pt" style:font-style-complex="normal"/>
    </style:style>
    <style:style style:name="P21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0c36bb" officeooo:paragraph-rsid="000c36bb" style:font-size-asian="10pt" style:font-style-asian="normal" style:font-size-complex="10pt" style:font-style-complex="normal"/>
    </style:style>
    <style:style style:name="P22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fo:color="#000000" style:font-name="Roboto" fo:font-size="10pt" fo:font-style="normal" officeooo:rsid="000e5f83" officeooo:paragraph-rsid="000e5f83" style:font-size-asian="10pt" style:font-style-asian="normal" style:font-size-complex="10pt" style:font-style-complex="normal"/>
    </style:style>
    <style:style style:name="P23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reak-before="page" fo:background-color="transparent" fo:padding="0in" fo:border="none"/>
      <style:text-properties fo:color="#000000" style:font-name="Roboto" fo:font-size="10pt" fo:font-style="normal" officeooo:rsid="000e5f83" officeooo:paragraph-rsid="000e5f83" style:font-size-asian="10pt" style:font-style-asian="normal" style:font-size-complex="10pt" style:font-style-complex="normal"/>
    </style:style>
    <style:style style:name="P24" style:family="paragraph" style:parent-style-name="Standard">
      <style:text-properties fo:color="#000000" style:font-name="Roboto" fo:font-size="10pt" fo:font-style="normal" officeooo:rsid="000c36bb" style:font-size-asian="10pt" style:font-style-asian="normal" style:font-size-complex="10pt" style:font-style-complex="normal"/>
    </style:style>
    <style:style style:name="P25" style:family="paragraph" style:parent-style-name="Standard">
      <style:text-properties fo:color="#000000" style:font-name="Roboto" fo:font-size="10pt" fo:font-style="normal" officeooo:rsid="000c36bb" officeooo:paragraph-rsid="000c36bb" style:font-size-asian="10pt" style:font-style-asian="normal" style:font-size-complex="10pt" style:font-style-complex="normal"/>
    </style:style>
    <style:style style:name="P26" style:family="paragraph" style:parent-style-name="Standard">
      <style:text-properties fo:color="#000000" style:font-name="Roboto" fo:font-size="10pt" fo:font-style="normal" officeooo:rsid="000d4fa7" officeooo:paragraph-rsid="000d4fa7" style:font-size-asian="10pt" style:font-style-asian="normal" style:font-size-complex="10pt" style:font-style-complex="normal"/>
    </style:style>
    <style:style style:name="P27" style:family="paragraph" style:parent-style-name="Text_20_body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officeooo:paragraph-rsid="0015753a"/>
    </style:style>
    <style:style style:name="T1" style:family="text">
      <style:text-properties fo:font-weight="normal" style:font-weight-asian="normal"/>
    </style:style>
    <style:style style:name="T2" style:family="text">
      <style:text-properties fo:color="#000000"/>
    </style:style>
    <style:style style:name="T3" style:family="text">
      <style:text-properties fo:color="#000000" style:font-name="Roboto" fo:font-size="10pt" fo:font-style="italic" officeooo:rsid="0015753a" style:font-size-asian="10pt" style:font-style-asian="normal" style:font-size-complex="10pt" style:font-style-complex="normal"/>
    </style:style>
    <style:style style:name="T4" style:family="text">
      <style:text-properties fo:color="#000000" style:font-name="Roboto" fo:font-size="10pt" style:font-size-asian="10pt" style:font-size-complex="10pt"/>
    </style:style>
    <style:style style:name="T5" style:family="text">
      <style:text-properties fo:color="#000000" style:font-name="Roboto" fo:font-size="10pt" officeooo:rsid="000e5f83" style:font-size-asian="10pt" style:font-size-complex="10pt"/>
    </style:style>
    <style:style style:name="T6" style:family="text">
      <style:text-properties fo:color="#000000" style:font-name="Roboto" fo:font-size="10pt" officeooo:rsid="00120331" style:font-size-asian="10pt" style:font-size-complex="10pt"/>
    </style:style>
    <style:style style:name="T7" style:family="text">
      <style:text-properties fo:color="#000000" style:font-name="Roboto" fo:font-size="10pt" fo:font-weight="bold" officeooo:rsid="000e5f83" style:font-size-asian="10pt" style:font-size-complex="10pt"/>
    </style:style>
    <style:style style:name="T8" style:family="text">
      <style:text-properties fo:color="#000000" style:font-name="Roboto" fo:font-size="10pt" fo:font-style="normal" officeooo:rsid="0010e9bd" style:font-size-asian="10pt" style:font-style-asian="normal" style:font-size-complex="10pt" style:font-style-complex="normal"/>
    </style:style>
    <style:style style:name="T9" style:family="text">
      <style:text-properties fo:color="#000000" style:font-name="Roboto" fo:font-size="10pt" fo:font-style="normal" officeooo:rsid="0015753a" style:font-size-asian="10pt" style:font-style-asian="normal" style:font-size-complex="10pt" style:font-style-complex="normal"/>
    </style:style>
    <style:style style:name="T10" style:family="text">
      <style:text-properties fo:color="#000000" style:text-position="33% 80%" style:font-name="Roboto" fo:font-size="10pt" officeooo:rsid="000e5f83" style:font-size-asian="10pt" style:font-size-complex="10pt"/>
    </style:style>
    <style:style style:name="T11" style:family="text">
      <style:text-properties fo:color="#000000" style:text-position="33% 80%" fo:font-size="10pt" officeooo:rsid="000e5f83" style:font-size-asian="10pt" style:font-size-complex="10pt"/>
    </style:style>
    <style:style style:name="T12" style:family="text">
      <style:text-properties fo:color="#000000" style:text-position="33% 80%" officeooo:rsid="000e5f83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000000" fo:font-size="10pt" officeooo:rsid="000e5f83" style:font-size-asian="10pt" style:font-size-complex="10pt"/>
    </style:style>
    <style:style style:name="T15" style:family="text">
      <style:text-properties fo:color="#000000" fo:font-size="10pt" officeooo:rsid="00120331" style:font-size-asian="10pt" style:font-size-complex="10pt"/>
    </style:style>
    <style:style style:name="T16" style:family="text">
      <style:text-properties fo:color="#000000" fo:font-size="10pt" fo:font-weight="bold" officeooo:rsid="000e5f83" style:font-size-asian="10pt" style:font-size-complex="10pt"/>
    </style:style>
    <style:style style:name="T17" style:family="text">
      <style:text-properties fo:color="#000000" fo:font-size="10pt" fo:font-style="normal" officeooo:rsid="0010e9bd" style:font-size-asian="10pt" style:font-style-asian="normal" style:font-size-complex="10pt" style:font-style-complex="normal"/>
    </style:style>
    <style:style style:name="T18" style:family="text">
      <style:text-properties fo:color="#000000" fo:font-size="10pt" fo:font-style="normal" officeooo:rsid="0015753a" style:font-size-asian="10pt" style:font-style-asian="normal" style:font-size-complex="10pt" style:font-style-complex="normal"/>
    </style:style>
    <style:style style:name="T19" style:family="text">
      <style:text-properties fo:color="#000000" fo:font-size="10pt" fo:font-style="italic" officeooo:rsid="0015753a" style:font-size-asian="10pt" style:font-style-asian="normal" style:font-size-complex="10pt" style:font-style-complex="normal"/>
    </style:style>
    <style:style style:name="T20" style:family="text">
      <style:text-properties fo:color="#000000" style:font-name="Roboto" fo:font-size="10pt" fo:font-style="normal" officeooo:rsid="0015753a" style:font-size-asian="10pt" style:font-style-asian="normal" style:font-size-complex="10pt" style:font-style-complex="normal"/>
    </style:style>
    <style:style style:name="T21" style:family="text">
      <style:text-properties fo:color="#000000" style:font-name="Roboto" fo:font-size="10pt" fo:font-style="italic" officeooo:rsid="0015753a" style:font-size-asian="10pt" style:font-style-asian="normal" style:font-size-complex="10pt" style:font-style-complex="normal"/>
    </style:style>
    <style:style style:name="T22" style:family="text">
      <style:text-properties fo:color="#000000" style:font-name="Roboto" fo:font-size="10pt" fo:font-style="italic" officeooo:rsid="0015753a" style:font-size-asian="10pt" style:font-style-asian="italic" style:font-size-complex="10pt" style:font-style-complex="italic"/>
    </style:style>
    <style:style style:name="T23" style:family="text">
      <style:text-properties fo:color="#000000" style:font-name="Roboto" fo:font-size="10pt" officeooo:rsid="0015753a" style:font-size-asian="10pt" style:font-size-complex="10pt"/>
    </style:style>
    <style:style style:name="T24" style:family="text">
      <style:text-properties fo:color="#000000" style:font-name="Roboto" fo:font-style="normal" officeooo:rsid="0015753a" style:font-style-asian="normal" style:font-style-complex="normal"/>
    </style:style>
    <style:style style:name="T25" style:family="text">
      <style:text-properties fo:color="#000000" style:font-name="Roboto" fo:font-style="italic" officeooo:rsid="0015753a" style:font-style-asian="normal" style:font-style-complex="normal"/>
    </style:style>
    <style:style style:name="T26" style:family="text">
      <style:text-properties fo:color="#000000" style:font-name="Roboto" fo:font-size="12pt" fo:font-style="normal" officeooo:rsid="0015753a" style:font-size-asian="12pt" style:font-style-asian="normal" style:font-size-complex="12pt" style:font-style-complex="normal"/>
    </style:style>
    <style:style style:name="T27" style:family="text">
      <style:text-properties fo:color="#000000" style:font-name="Roboto" fo:font-size="12pt" fo:font-style="italic" officeooo:rsid="0015753a" style:font-size-asian="12pt" style:font-style-asian="normal" style:font-size-complex="12pt" style:font-style-complex="normal"/>
    </style:style>
    <style:style style:name="T28" style:family="text">
      <style:text-properties fo:color="#000000" officeooo:rsid="000e5f83"/>
    </style:style>
    <style:style style:name="T29" style:family="text">
      <style:text-properties fo:color="#000000" fo:font-weight="bold" officeooo:rsid="000e5f83"/>
    </style:style>
    <style:style style:name="T30" style:family="text">
      <style:text-properties fo:color="#000000" fo:font-style="normal" officeooo:rsid="0010e9bd" style:font-style-asian="normal" style:font-style-complex="normal"/>
    </style:style>
    <style:style style:name="T31" style:family="text">
      <style:text-properties fo:color="#000000" officeooo:rsid="00120331"/>
    </style:style>
    <style:style style:name="T32" style:family="text">
      <style:text-properties fo:color="#000000" officeooo:rsid="0010e9bd"/>
    </style:style>
    <style:style style:name="T33" style:family="text">
      <style:text-properties officeooo:rsid="000d4fa7"/>
    </style:style>
    <style:style style:name="T34" style:family="text">
      <style:text-properties fo:font-style="italic"/>
    </style:style>
    <style:style style:name="T35" style:family="text">
      <style:text-properties style:text-position="33% 80%"/>
    </style:style>
    <style:style style:name="T36" style:family="text">
      <style:text-properties style:text-position="33% 80%" style:font-name="Roboto"/>
    </style:style>
    <style:style style:name="T37" style:family="text">
      <style:text-properties style:text-position="33% 80%" style:font-name="Roboto" fo:font-size="12pt" style:font-size-asian="12pt" style:font-size-complex="12pt"/>
    </style:style>
    <style:style style:name="T38" style:family="text">
      <style:text-properties style:text-position="33% 80%" style:font-name="Roboto" fo:font-size="10pt" style:font-size-asian="10pt" style:font-size-complex="10pt"/>
    </style:style>
    <style:style style:name="T39" style:family="text">
      <style:text-properties style:text-position="33% 80%" style:font-name="Roboto" fo:font-size="10pt" fo:font-style="italic" style:font-size-asian="10pt" style:font-style-asian="italic" style:font-size-complex="10pt" style:font-style-complex="italic"/>
    </style:style>
    <style:style style:name="T40" style:family="text">
      <style:text-properties style:text-position="33% 80%" style:font-name="Roboto" fo:font-size="10pt" fo:font-style="normal" style:font-size-asian="10pt" style:font-style-asian="normal" style:font-size-complex="10pt" style:font-style-complex="normal"/>
    </style:style>
    <style:style style:name="T41" style:family="text">
      <style:text-properties fo:color="#629755" style:font-name="JetBrains Mono" fo:font-style="italic" style:font-style-asian="italic"/>
    </style:style>
    <style:style style:name="T42" style:family="text">
      <style:text-properties fo:color="#629755" style:font-name="DejaVu Sans1" fo:font-style="italic" style:font-style-asian="italic"/>
    </style:style>
    <style:style style:name="T43" style:family="text">
      <style:text-properties style:font-name="JetBrains Mono" fo:font-style="italic" style:font-style-asian="italic"/>
    </style:style>
    <style:style style:name="T44" style:family="text">
      <style:text-properties style:font-name="JetBrains Mono"/>
    </style:style>
    <style:style style:name="T45" style:family="text">
      <style:text-properties style:font-name="DejaVu Sans1" fo:font-style="italic" style:font-style-asian="italic"/>
    </style:style>
    <style:style style:name="T46" style:family="text">
      <style:text-properties style:font-name="DejaVu Sans1"/>
    </style:style>
    <style:style style:name="T47" style:family="text">
      <style:text-properties style:font-name="Roboto"/>
    </style:style>
    <style:style style:name="T48" style:family="text">
      <style:text-properties style:font-name="Roboto" fo:font-style="italic"/>
    </style:style>
    <style:style style:name="T49" style:family="text">
      <style:text-properties style:font-name="Roboto" fo:font-size="12pt" style:font-size-asian="12pt" style:font-size-complex="12pt"/>
    </style:style>
    <style:style style:name="T50" style:family="text">
      <style:text-properties style:font-name="Roboto" fo:font-size="12pt" fo:font-style="italic" style:font-size-asian="12pt" style:font-size-complex="12pt"/>
    </style:style>
    <style:style style:name="T51" style:family="text">
      <style:text-properties style:font-name="Roboto" fo:font-size="10pt" style:font-size-asian="10pt" style:font-size-complex="10pt"/>
    </style:style>
    <style:style style:name="T52" style:family="text">
      <style:text-properties style:font-name="Roboto" fo:font-size="10pt" fo:font-style="italic" style:font-size-asian="10pt" style:font-size-complex="10pt"/>
    </style:style>
    <style:style style:name="T53" style:family="text">
      <style:text-properties style:font-name="Roboto" fo:font-size="10pt" fo:font-style="italic" style:font-size-asian="10pt" style:font-style-asian="italic" style:font-size-complex="10pt" style:font-style-complex="italic"/>
    </style:style>
    <style:style style:name="T54" style:family="text">
      <style:text-properties style:font-name="Roboto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"""<text:line-break/>We will try to explain the mathematics involved as much as we can.<text:line-break/>This is in no shape or form a guide to Galios field, just arithmetic involved.<text:line-break/><text:line-break/>With Galios fields used in Reed-Solomon-ECC we use Galios Field (GF(p ^ m))<text:line-break/>[more info: https://en.wikipedia.org/wiki/Finite_field]<text:line-break/>Here p is a prime and m is a positive integer, for a finite field to work it<text:line-break/>must have a prime or a power of a prime as the upper limit.<text:line-break/>So for example, if have a GF(2^1) = GF(2) then the values of the field will<text:line-break/>be {0, 1}, this suggests that the values in a GF(p^1) will be {0, 1, ..., p - 1}<text:line-break/>The above given example does not holds when we have a GF with m != 1<text:line-break/>and in that case the value of the GF are no longer integer but polynomials.<text:line-break/>GF(2^8) has values<text:line-break/>{ a8x^8 + a7x^7 + a6x^6 + a5x^5 + a4x^4 + a3x^3 + a2x^2 + a1x^1 }<text:line-break/><text:line-break/>We have two generators, the first type of generator is to initialize the<text:line-break/>values of the GF(2^8)<text:line-break/>The second type of generator is required by Reed-Solomon.<text:line-break/>The generator is the product of factors Lim n=0, n reaches j (x - αn)<text:line-break/>where j is the number of ecc symbols, for example (255, 233) j = 255 - 233<text:line-break/>Similar to the polynomial for GF generator, the x is a placeholder for the actual<text:line-break/>vector values.<text:line-break/>For example: g4(x) = (x - α0) (x - α1) (x - α2) (x - α3)<text:line-break/><text:line-break/>Basically, what I have learned so far is that with Reed Solomon ecc<text:line-break/>You First decide the number of ECC symbols you need, more ECC = less perf.<text:line-break/>Say we decide to go with 22 symbols, recoverable errors = 22/2 = 11<text:line-break/>Then for these 22 symbols we must create a generator polynomial for RS.<text:line-break/>This generator polynomial unlike the generator for Finite Fields must be generated.<text:line-break/><text:line-break/>Once we have generated this polynomial, then we divide the 255 bytes by this<text:line-break/>polynomial and we store the remainder as ECC code, as this is what will help<text:line-break/>us with recovering the errors.<text:line-break/><text:line-break/><text:line-break/>"""<text:line-break/><text:line-break/></text:p>
      <text:p text:style-name="P19"/>
      <text:p text:style-name="P18">Finite Field Arithmetic:</text:p>
      <text:p text:style-name="P18"/>
      <text:p text:style-name="P18">Addition: </text:p>
      <text:p text:style-name="P20"><text:span text:style-name="T1">In Galios fields we do addition as following:</text:span><text:line-break/><text:span text:style-name="T1">Take { 1x^8 + 0x^7 + 1x^6 + 0x^5 + 0x^4 + 0x^3 + 0x^2 + 0x^1 }</text:span><text:line-break/><text:span text:style-name="T1">and { 1x^8 + 1x^7 + 0x^6 + 0x^5 + 0x^4 + 0x^3 + 1x^2 + 0x^1 }</text:span><text:line-break/><text:span text:style-name="T1">If we were to add them as regular polynomials we will do them:</text:span><text:line-break/><text:span text:style-name="T1">{ 1x8 + 1x6 } + { 1x8 + 1x7 + 1x2 }</text:span><text:line-break/><text:span text:style-name="T1">It will become 2x8 + 1x7 + 1x6 + 1x2, but since 2 is not a valid coff,</text:span><text:line-break/><text:span text:style-name="T1">and that we must mod by (p (prime of Galios field))</text:span><text:line-break/><text:span text:style-name="T1">The final addition result will become 0x8 + 1x7 + 1x6 + 1x2</text:span><text:line-break/><text:span text:style-name="T1">= 1x7 + 1x6 + 1x2</text:span><text:line-break/><text:soft-page-break/><text:span text:style-name="T1">So this is basically a XOR ( an exclusive OR)</text:span><text:line-break/><text:span text:style-name="T1">and thus addition can be performed as atomic XOR operation.</text:span></text:p>
      <text:p text:style-name="P19"/>
      <text:p text:style-name="P18">Subtraction:</text:p>
      <text:p text:style-name="P20"><text:span text:style-name="T1">Again taking same polynomials for subtraction:</text:span><text:line-break/><text:span text:style-name="T1">{ 1x8 + 1x6 } + { 1x8 + 1x7 + 1x2 }</text:span><text:line-break/><text:span text:style-name="T1">When we perform subtraction, the final result will be</text:span><text:line-break/><text:span text:style-name="T1">{ 0x8 - 1x7 + 1x6 – 1x2 }</text:span><text:line-break/><text:span text:style-name="T1">Now you see we have "-" negative signs in front of some monomials</text:span><text:line-break/><text:span text:style-name="T1">But when we do the mod reduction, as per modular arithmetic</text:span><text:line-break/><text:span text:style-name="T1">if I do [-x mod y] then the result will be [y-x mod y] which will yield</text:span><text:line-break/><text:span text:style-name="T1">a positive result and in our case the final result will become:</text:span><text:line-break/><text:span text:style-name="T1">{ 0x8 + 1x7 + 1x6 + 1x2 }</text:span><text:line-break/></text:p>
      <text:p text:style-name="P21">Multiplication:</text:p>
      <text:p text:style-name="P21">The polynomial multiplication works same way as the regular polynomial multiplication. </text:p>
      <text:p text:style-name="P21">The only difference will be that when doing finite field multiplication is that we would need to do a modulo by irreducable polynomial. </text:p>
      <text:p text:style-name="P24">Lets take an example that we are multiplying in GF(2^2) GF(4) = { 1x2 + 1x1 } * { 1x2 + 0x1}</text:p>
      <text:p text:style-name="P25">{ 1x2x2 + (1*0)x2x1+ (1 * 1)x2x1 + (1*0)x1x1} = { 1x4 + 1x3 }</text:p>
      <text:p text:style-name="P25">Now as you might have already noticed the result is a polynomial of degree 4 which is not in the GF(4)</text:p>
      <text:p text:style-name="P26">So we need to find an irreducible polynomial for this field, x2 + x + 1</text:p>
      <text:p text:style-name="P26">We will now modulo the polynomial</text:p>
      <text:p text:style-name="P26"><text:tab/> <text:s/>x2</text:p>
      <text:p text:style-name="P26"><text:s text:c="18"/>_________________________</text:p>
      <text:p text:style-name="P26">x2 + x + 1 ) x4 + x3 + 0x2</text:p>
      <text:p text:style-name="P20"><text:tab/> <text:s/>- <text:s/><text:span text:style-name="T33">x4 + x3 + 1x2</text:span></text:p>
      <text:p text:style-name="P20"><text:tab/> <text:s text:c="3"/>------------------------</text:p>
      <text:p text:style-name="P20"><text:tab/> <text:s text:c="21"/><text:span text:style-name="T33">1x2</text:span></text:p>
      <text:p text:style-name="P20"/>
      <text:p text:style-name="P20">************************************************</text:p>
      <text:p text:style-name="P20"/>
      <text:p text:style-name="P22">Reed Solomon Codes: </text:p>
      <text:p text:style-name="P22"/>
      <text:p text:style-name="P23"/>
      <text:p text:style-name="P8"><text:span text:style-name="T28">Reed–Solomon codes use a </text:span><text:span text:style-name="T29">generator polynomial</text:span><text:span text:style-name="T28"> which is the product of factors (x - α</text:span><text:span text:style-name="T12">n</text:span><text:span text:style-name="T28">), starting with n=0 for QR codes. </text:span></text:p>
      <text:p text:style-name="P8"/>
      <text:p text:style-name="P13"/>
      <text:p text:style-name="P13">g = [1]</text:p>
      <text:p text:style-name="P13">for i in range(0, nsym):</text:p>
      <text:p text:style-name="P13"><text:s text:c="4"/>g = gf_poly_mul(g, [1, gf_pow(2, i)])</text:p>
      <text:p text:style-name="P14"/>
      <text:p text:style-name="P2">If we were to unroll the loop, here is the first loop statement:</text:p>
      <text:p text:style-name="P2"/>
      <text:p text:style-name="P2">i = 0</text:p>
      <text:p text:style-name="P2">power of 2 ^ 0 = 1</text:p>
      <text:p text:style-name="P2">g = multiply polynomial [1] * <text:s/>[1, 1]</text:p>
      <text:p text:style-name="P2">g = [1, 1]</text:p>
      <text:p text:style-name="P2"/>
      <text:p text:style-name="P2">Second statement for the loop: </text:p>
      <text:p text:style-name="P2"/>
      <text:p text:style-name="P2">i = 1</text:p>
      <text:p text:style-name="P2">power of 2 ^ 1 = 2</text:p>
      <text:p text:style-name="P2">g = multiply polynomial [1, 1] * [1, 2]</text:p>
      <text:p text:style-name="P9"><text:span text:style-name="T32"># </text:span><text:span text:style-name="T2">r[i + j] = gf_add(r[i+j], gf_mul(p[i], q[j]))</text:span></text:p>
      <text:p text:style-name="P4"># r[0 + 0] = 1 * 1</text:p>
      <text:p text:style-name="P4"># r[0 + 1] = 1 * 2</text:p>
      <text:p text:style-name="P4"># r[1 + 0] = 1 * 1</text:p>
      <text:p text:style-name="P4"># r[1 + 1] = 1 * 2 </text:p>
      <text:p text:style-name="P10"><text:span text:style-name="T2">g = [</text:span><text:span text:style-name="T31">1, 3, 2]</text:span></text:p>
      <text:p text:style-name="P3"/>
      <text:p text:style-name="P11"><text:span text:style-name="T31">A</text:span><text:span text:style-name="T2">nd this keeps on going.. until the number of symbols are reached</text:span></text:p>
      <text:p text:style-name="P5"/>
      <text:p text:style-name="P6">And then to calculate the RS ecc symbols, we just assume the message as a polynomial and divide the message with the RS symbols.</text:p>
      <text:p text:style-name="P6"/>
      <text:p text:style-name="P12"/>
      <text:p text:style-name="P6">ECC Decoding:</text:p>
      <text:p text:style-name="P7">The first thing we do when decoding the message that we received is to check if the message is damaged or not, we check that by using the following method: </text:p>
      <text:p text:style-name="P7"/>
      <text:p text:style-name="P7">synd = [0] * nsym</text:p>
      <text:p text:style-name="P13"><text:s text:c="4"/>for i in range(0, nsym):</text:p>
      <text:p text:style-name="P13"><text:s text:c="8"/>synd[i] = gf_poly_eval(msg, gf_pow(2,i))</text:p>
      <text:p text:style-name="P15"><text:s text:c="4"/>return [0] + synd </text:p>
      <text:p text:style-name="P27"><text:span text:style-name="T9">When we need to evaluate a polynomial at a particular value of x, producing a scalar result. </text:span><text:a xlink:type="simple" xlink:href="https://en.wikipedia.org/wiki/Horner%27s_method" text:style-name="Internet_20_link" text:visited-style-name="Visited_20_Internet_20_Link"><text:span text:style-name="T54">Horner's method</text:span></text:a><text:span text:style-name="T9"> is used to avoid explicitly calculating powers of x. Horner's method works by factorizing consecutively the terms, so that we always deal with x^1, iteratively, avoiding the computation of higher degree terms: </text:span></text:p>
      <text:p text:style-name="P1"><text:span text:style-name="User_20_Entry"><text:span text:style-name="T54">01</text:span></text:span><text:span text:style-name="T54"> x</text:span><text:span text:style-name="T40">4</text:span><text:span text:style-name="T54"> + </text:span><text:span text:style-name="User_20_Entry"><text:span text:style-name="T54">0f</text:span></text:span><text:span text:style-name="T54"> x</text:span><text:span text:style-name="T40">3</text:span><text:span text:style-name="T54"> + </text:span><text:span text:style-name="User_20_Entry"><text:span text:style-name="T54">36</text:span></text:span><text:span text:style-name="T54"> x</text:span><text:span text:style-name="T40">2</text:span><text:span text:style-name="T54"> + </text:span><text:span text:style-name="User_20_Entry"><text:span text:style-name="T54">78</text:span></text:span><text:span text:style-name="T54"> x + </text:span><text:span text:style-name="User_20_Entry"><text:span text:style-name="T54">40</text:span></text:span><text:span text:style-name="T54"> = (((</text:span><text:span text:style-name="User_20_Entry"><text:span text:style-name="T54">01</text:span></text:span><text:span text:style-name="T54"> x + </text:span><text:span text:style-name="User_20_Entry"><text:span text:style-name="T54">0f</text:span></text:span><text:span text:style-name="T54">) x + </text:span><text:span text:style-name="User_20_Entry"><text:span text:style-name="T54">36</text:span></text:span><text:span text:style-name="T54">) x + </text:span><text:span text:style-name="User_20_Entry"><text:span text:style-name="T54">78</text:span></text:span><text:span text:style-name="T54">) x + </text:span><text:span text:style-name="User_20_Entry"><text:span text:style-name="T54">40</text:span></text:span></text:p>
      <text:p text:style-name="P17">def gf_poly_eval(poly, x):</text:p>
      <text:p text:style-name="P17"><text:s text:c="4"/>y = poly[0]</text:p>
      <text:p text:style-name="P17"><text:s text:c="4"/>for i in range(1, len(poly)):</text:p>
      <text:p text:style-name="P17"><text:s text:c="8"/>y = gf_mul(y, x) ^ poly[i]</text:p>
      <text:p text:style-name="P16"><text:s text:c="4"/>return y</text:p>
      <text:p text:style-name="P7">To evaluate a polynomial at a location would mean to do a galios field multiplication and addition, </text:p>
      <text:p text:style-name="P7">So we multiply the scalar by x and then add the “a” scalar at the current location. </text:p>
      <text:p text:style-name="P7"/>
      <text:p text:style-name="P7">And so we evaluate the polynomials at all values for (x). 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DejaVu Sans1" svg:font-family="'DejaVu Sans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iu-Latn-CA" fo:language="iu" fo:script="Lat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style:rfc-language-tag="iu-Latn-CA" fo:language="iu" fo:script="Lat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00:27:00.049486321</meta:creation-date>
    <dc:date>2020-05-18T13:46:40.482297135</dc:date>
    <meta:editing-duration>PT33M3S</meta:editing-duration>
    <meta:editing-cycles>12</meta:editing-cycles>
    <meta:generator>LibreOffice/6.3.6.2$Linux_X86_64 LibreOffice_project/30$Build-2</meta:generator>
    <meta:document-statistic meta:table-count="0" meta:image-count="0" meta:object-count="0" meta:page-count="4" meta:paragraph-count="59" meta:word-count="1105" meta:character-count="5489" meta:non-whitespace-character-count="4327"/>
  </office:meta>
</office:document-meta>
</file>